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ee6d"/>
    </style:style>
    <style:style style:name="P2" style:family="paragraph" style:parent-style-name="Standard">
      <style:text-properties officeooo:rsid="00057ae5" officeooo:paragraph-rsid="001bee6d"/>
    </style:style>
    <style:style style:name="T1" style:family="text">
      <style:text-properties officeooo:rsid="001bee6d"/>
    </style:style>
    <style:style style:name="T2" style:family="text">
      <style:text-properties officeooo:rsid="000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">5</text:span>.04.2026<text:line-break/>Temat dnia: <text:span text:style-name="T1">Prezentacja projektu w szkole</text:span><text:line-break/><text:line-break/>W dniu dzisiejszym <text:span text:style-name="T1">pracowałem</text:span> cały <text:span text:style-name="T2">dzień</text:span> zgodnie z wymaganiami praktyk.<text:line-break/><text:line-break/>Co udało się zrobić:<text:line-break/>- <text:span text:style-name="T1">Od tej pory w prototypie statycznie jest wtedy, gdy nie ma dostępu do internetu, w przeciwnym przypadku prompt naprawdę jest wysyłany do modelu sztucznej inteligencji.</text:span></text:p>
      <text:p text:style-name="P1">- <text:span text:style-name="T1">Udało się podpiąc model llava:7b do prototypu</text:span></text:p>
      <text:p text:style-name="P1">- <text:span text:style-name="T1">Zaprezentowano prototyp członkom innej grupy, którym zamysł się spodobał</text:span></text:p>
      <text:p text:style-name="P1">- <text:span text:style-name="T1">Ustaliłem że model trzeba będzie zmienić na inny</text:span></text:p>
      <text:p text:style-name="P1">- <text:span text:style-name="T1">Udało się znaleźć źródła do nauki BHP</text:span><text:line-break/><text:line-break/>Problemy, które miałem:</text:p>
      <text:p text:style-name="P2">- Nie wiedziałem jak połączyć się z modelem sztucznej inteligencji, ale w <text:span text:style-name="T1">końcu razem z AI rozwiązaliśmy ten problem.</text:span></text:p>
      <text:p text:style-name="P2">- <text:span text:style-name="T1">AI raz zwracało odpowiedz w ładnej postaci a raz zlepek z JSON-a</text:span></text:p>
      <text:p text:style-name="P2"/>
      <text:p text:style-name="P1"><text:line-break/>To wszystk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16:08.014212400</meta:creation-date>
    <dc:date>2026-04-20T20:22:39.941091100</dc:date>
    <meta:editing-duration>PT6M35S</meta:editing-duration>
    <meta:editing-cycles>1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8" meta:word-count="120" meta:character-count="754" meta:non-whitespace-character-count="637"/>
  </office:meta>
</office:document-meta>
</file>